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family="paragraph">
      <style:paragraph-properties fo:margin-left="1in">
        <style:tab-stops/>
      </style:paragraph-properties>
    </style:style>
    <style:style style:name="P12" style:parent-style-name="ListParagraph" style:list-style-name="LFO2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</office:automatic-styles>
  <office:body>
    <office:text text:use-soft-page-breaks="true">
      <text:p text:style-name="P1">Sprint indeling:</text:p>
      <text:list text:style-name="LFO3" text:continue-numbering="true">
        <text:list-item>
          <text:p text:style-name="P2">Sprint 1<text:s/>(21-11-2022 – 1-12-2022):</text:p>
          <text:list text:continue-numbering="true">
            <text:list-item>
              <text:p text:style-name="P3">Roomcode inlog</text:p>
            </text:list-item>
            <text:list-item>
              <text:p text:style-name="P4">Dashboard met keygenerater</text:p>
            </text:list-item>
            <text:list-item>
              <text:p text:style-name="P5">Landingspagina</text:p>
            </text:list-item>
            <text:list-item>
              <text:p text:style-name="P6">CSS responsive + View width fixes</text:p>
            </text:list-item>
            <text:list-item>
              <text:p text:style-name="P7">Afspraak Edwin testen applicatie</text:p>
            </text:list-item>
            <text:list-item>
              <text:p text:style-name="P8">Research naar video hosting</text:p>
            </text:list-item>
          </text:list>
        </text:list-item>
        <text:list-item>
          <text:p text:style-name="P9">Sprint 2<text:s/>(5-12-2022 – 15-12-2022):</text:p>
          <text:list text:continue-numbering="true">
            <text:list-item>
              <text:p text:style-name="P10">In te vullen aan de hand van portofolio’s<text:s/></text:p>
            </text:list-item>
          </text:list>
        </text:list-item>
      </text:list>
      <text:p text:style-name="P11"/>
      <text:p text:style-name="Normal">Sprint 1 User stories</text:p>
      <text:p text:style-name="Normal">Roomcode inlog:</text:p>
      <text:list text:style-name="LFO2" text:continue-numbering="true">
        <text:list-item>
          <text:p text:style-name="P12">De leraar moet<text:s/>kunnen inloggen op een dashboard waar hij<text:s/>een code<text:s/>kan<text:s/>aanmaken voor het vrijgeven van een opdracht, waardoor studenten de opdracht kunnen openen en de privacy gewaarborgd blijft.</text:p>
        </text:list-item>
      </text:list>
      <text:p text:style-name="Normal">Dashboard met keygenerator:</text:p>
      <text:list text:style-name="LFO1" text:continue-numbering="true">
        <text:list-item>
          <text:p text:style-name="P13">De<text:s/>eigenaar<text:s/>wilt<text:s/>een opdracht<text:s/>achter een<text:s/>willekeurige vrijgegeven key<text:s/>(die na een bepaalde tijd komt te vervallen)<text:s/>zodat de privacy gewaarborgd wordt en niet iedereen erbij kan</text:p>
        </text:list-item>
      </text:list>
      <text:p text:style-name="Normal">Landspagina:</text:p>
      <text:list text:style-name="LFO1" text:continue-numbering="true">
        <text:list-item>
          <text:p text:style-name="P14">De eigenaar wilt dat de student op een landingspagina terecht komt waar je een roomcode kunt invullen om toegang te krijgen tot een opdracht</text:p>
        </text:list-item>
      </text:list>
      <text:p text:style-name="Normal">CSS responsive + View width fixes<text:s/>:</text:p>
      <text:list text:style-name="LFO1" text:continue-numbering="true">
        <text:list-item>
          <text:p text:style-name="P15">De eigenaar<text:s/>wil<text:s/>een complete applicatie waar<text:s/>de user interface<text:s/>naar toebehoren werkt ongeacht wat voor beeldscherm de<text:s/>Consumer gebruikt</text:p>
        </text:list-item>
      </text:list>
      <text:p text:style-name="Normal">Research naar video<text:s/>hosting:</text:p>
      <text:list text:style-name="LFO1" text:continue-numbering="true">
        <text:list-item>
          <text:p text:style-name="P16">Als Developers<text:s/>willen wij een oplossing vinden en toevoegen zodat de band-width van de website niet compleet gebruikt wordt na het gebruiken van de applicatie zodat het naar toebehoren blijft werken</text:p>
        </text:list-item>
      </text:list>
      <text:p text:style-name="Normal">Afspraak Edwin testen<text:s/>applicatie:</text:p>
      <text:list text:style-name="LFO1" text:continue-numbering="true">
        <text:list-item>
          <text:p text:style-name="P17">Als<text:s/>Developers<text:s/>willen wij een applicatie test uitlaten voeren aan het einde van de sprint om een oplevering te realiseren van versie 2.0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ult, Wim van de</meta:initial-creator>
    <dc:creator>Bult, Wim van de</dc:creator>
    <meta:creation-date>2022-11-21T10:36:00Z</meta:creation-date>
    <dc:date>2022-11-21T11:59:00Z</dc:date>
    <meta:template xlink:href="Normal" xlink:type="simple"/>
    <meta:editing-cycles>1</meta:editing-cycles>
    <meta:editing-duration>PT3120S</meta:editing-duration>
    <meta:document-statistic meta:page-count="1" meta:paragraph-count="2" meta:word-count="216" meta:character-count="1447" meta:row-count="10" meta:non-whitespace-character-count="1233"/>
  </office:meta>
</office:document-meta>
</file>